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fo:border="none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ffff6d"/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ce43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6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lase Automóvil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formula="of:=SUM([.D3:.H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Clase Marcador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5"/>
          <table:table-cell table:style-name="ce20" table:formula="of:=SUM([.D4:.H4])" office:value-type="float" office:value="0" calcext:value-type="float">
            <text:p>0</text:p>
          </table:table-cell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Clase Tablero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formula="of:=SUM([.D5:.H5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regunta D</text:p>
          </table:table-cell>
          <table:table-cell table:style-name="ce3" office:value-type="string" calcext:value-type="string">
            <text:p>Clase Estudiante con Cursos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5"/>
          <table:table-cell table:style-name="ce20" table:formula="of:=SUM([.D6:.H6])" office:value-type="float" office:value="0" calcext:value-type="float">
            <text:p>0</text:p>
          </table:table-cell>
          <table:table-cell table:style-name="ce31"/>
          <table:table-cell table:style-name="ce13" office:value-type="string" calcext:value-type="string">
            <text:p>Pregunta E</text:p>
          </table:table-cell>
          <table:table-cell table:style-name="ce3" office:value-type="string" calcext:value-type="string">
            <text:p>Clase Estudiante Cursos y Notas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table:formula="of:=SUM([.D7:.H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5"/>
          <table:table-cell table:style-name="ce20" table:formula="of:=SUM([.D8:.H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Automóvil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5"/>
          <table:table-cell table:formula="of:=SUM([.D9:.H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1" office:value-type="string" calcext:value-type="string">
            <text:p>crea los atributos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5"/>
          <table:table-cell table:style-name="ce20" table:formula="of:=SUM([.D10:.H1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implementa los métodos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table:formula="of:=SUM([.D11:.H1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realiza las prueb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5"/>
          <table:table-cell table:style-name="ce20" table:formula="of:=SUM([.D12:.H1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Marcador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table:formula="of:=SUM([.D13:.H1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2" office:value-type="string" calcext:value-type="string">
            <text:p>definición de la clase</text:p>
          </table:table-cell>
          <table:table-cell table:style-name="ce4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5"/>
          <table:table-cell table:style-name="ce20" table:formula="of:=SUM([.D14:.H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4" office:value-type="string" calcext:value-type="string">
            <text:p>(atributos y métodos)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5"/>
          <table:table-cell table:formula="of:=SUM([.D15:.H15])" office:value-type="float" office:value="0" calcext:value-type="float">
            <text:p>0</text:p>
          </table:table-cell>
          <table:table-cell table:style-name="ce33"/>
          <table:table-cell office:value-type="string" calcext:value-type="string">
            <text:p>.</text:p>
          </table:table-cell>
          <table:table-cell table:style-name="ce43" office:value-type="string" calcext:value-type="string">
            <text:p>genera números aleatori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5"/>
          <table:table-cell table:style-name="ce20" table:formula="of:=SUM([.D16:.H1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realiza las pruebas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table:formula="of:=SUM([.D17:.H1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Tablero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5"/>
          <table:table-cell table:style-name="ce20" table:formula="of:=SUM([.D18:.H1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3" office:value-type="string" calcext:value-type="string">
            <text:p>constructor implementado</text:p>
          </table:table-cell>
          <table:table-cell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table:formula="of:=SUM([.D19:.H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correctamen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5"/>
          <table:table-cell table:style-name="ce20" table:formula="of:=SUM([.D20:.H2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método imprimir matriz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table:formula="of:=SUM([.D21:.H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método marcar cel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5"/>
          <table:table-cell table:style-name="ce20" table:formula="of:=SUM([.D22:.H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realiza las pruebas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table:formula="of:=SUM([.D23:.H2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Estudiante con Cursos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5"/>
          <table:table-cell table:style-name="ce20" table:formula="of:=SUM([.D24:.H2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3" office:value-type="string" calcext:value-type="string">
            <text:p>definición de la clase</text:p>
          </table:table-cell>
          <table:table-cell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table:formula="of:=SUM([.D25:.H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3" office:value-type="string" calcext:value-type="string">
            <text:p>(atributos y métodos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5"/>
          <table:table-cell table:style-name="ce20" table:formula="of:=SUM([.D26:.H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2" office:value-type="string" calcext:value-type="string">
            <text:p>programa de prueba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table:formula="of:=SUM([.D27:.H2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Clase Estudiante Cursos y Notas</text:p>
          </table:table-cell>
          <table:table-cell table:style-name="ce40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table:style-name="ce20" table:formula="of:=SUM([.D28:.H28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style-name="ce43" office:value-type="string" calcext:value-type="string">
            <text:p>vector de not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5"/>
          <table:table-cell table:formula="of:=SUM([.D29:.H29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style-name="ce42" office:value-type="string" calcext:value-type="string">
            <text:p>programa de prueba</text:p>
          </table:table-cell>
          <table:table-cell table:style-name="ce42"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table:style-name="ce20" table:formula="of:=SUM([.D30:.H30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style-name="ce43" office:value-type="string" calcext:value-type="string">
            <text:p>utiliza la clase anteri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5"/>
          <table:table-cell table:formula="of:=SUM([.D31:.H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table:style-name="ce20" table:formula="of:=SUM([.D32:.H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5"/>
          <table:table-cell table:formula="of:=SUM([.D33:.H33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table:style-name="ce20" table:formula="of:=SUM([.D34:.H34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5"/>
          <table:table-cell table:formula="of:=SUM([.D35:.H35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table:style-name="ce20" table:formula="of:=SUM([.D36:.H36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5"/>
          <table:table-cell table:formula="of:=SUM([.D37:.H37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office:value-type="string" calcext:value-type="string">
            <text:p>genera números aleatorios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22:18:31.4204730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01T22:38:19.032213896</dc:date>
    <meta:editing-duration>PT4H51M34S</meta:editing-duration>
    <meta:editing-cycles>13</meta:editing-cycles>
    <meta:generator>LibreOffice/6.4.6.2$Linux_X86_64 LibreOffice_project/40$Build-2</meta:generator>
    <meta:document-statistic meta:table-count="1" meta:cell-count="242" meta:object-count="0"/>
  </office:meta>
</office:document-meta>
</file>